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full-path="Object 10/"/>
  <manifest:file-entry manifest:media-type="text/xml" manifest:full-path="styles.xml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full-path="Object 1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full-path="Object 3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full-path="Object 4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full-path="Object 5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full-path="Object 6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full-path="Object 7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full-path="Object 8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Lucidasans1" svg:font-family="Lucidasans"/>
    <style:font-face style:name="Times" svg:font-family="Times"/>
    <style:font-face style:name="Times New Roman" svg:font-family="'Times New Roman'" style:font-adornments="Normal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Times New Roman"/>
    </style:style>
    <style:style style:name="fr1" style:family="graphic" style:parent-style-name="Formula">
      <style:graphic-properties style:vertical-pos="middle" style:vertical-rel="text" draw:ole-draw-aspect="1"/>
    </style:style>
    <style:style style:name="gr1" style:family="graphic">
      <style:graphic-properties draw:marker-start="Arrow" draw:marker-start-width="1.53m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marker-end="Arrow" draw:marker-end-width="1.52m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color="#000000" draw:fill="none" draw:fill-color="#ffffff" fo:min-height="3.18m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gzamin MO 3.02.2009 r.</text:p>
      <text:p text:style-name="Standard"/>
      <text:p text:style-name="P1">Zadanie 1</text:p>
      <text:p text:style-name="Standard"/>
      <text:p text:style-name="Standard">Czy problem jest problemem wypukłym:</text:p>
      <text:p text:style-name="Standard"/>
      <text:p text:style-name="Standard"><draw:frame draw:style-name="fr1" draw:name="Obiekt7" text:anchor-type="as-char" svg:width="50.73mm" svg:height="5.47m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Standard"><text:s/>z ograniczeniem:</text:p>
      <text:p text:style-name="Standard"><draw:frame draw:style-name="fr1" draw:name="Obiekt8" text:anchor-type="as-char" svg:width="16.39mm" svg:height="4.67mm" draw:z-index="7"><draw:object xlink:href="./Object 8" xlink:type="simple" xlink:show="embed" xlink:actuate="onLoad"/><draw:image xlink:href="./ObjectReplacements/Object 8" xlink:type="simple" xlink:show="embed" xlink:actuate="onLoad"/></draw:frame><text:line-break/><text:line-break/></text:p>
      <text:p text:style-name="Standard"><text:span text:style-name="T1">Zadanie 2</text:span><text:line-break/></text:p>
      <text:p text:style-name="Standard">Jak spełniane sa warunku K-T w zależności od b i zaznaczyć to na wykresie lambda(b) </text:p>
      <text:p text:style-name="Standard"><draw:frame text:anchor-type="paragraph" draw:z-index="13" draw:style-name="gr3" svg:width="10.86mm" svg:height="4.89mm" svg:x="106.5mm" svg:y="2.8mm"><draw:text-box><text:p><text:span text:style-name="T3">λ</text:span></text:p></draw:text-box></draw:frame></text:p>
      <text:p text:style-name="Standard"><draw:line text:anchor-type="paragraph" draw:z-index="10" draw:style-name="gr1" draw:text-style-name="P3" svg:x1="104.65mm" svg:y1="0.26mm" svg:x2="104.65mm" svg:y2="26.72mm"><text:p/></draw:line><draw:frame draw:style-name="fr1" draw:name="Obiekt9" text:anchor-type="as-char" svg:width="61.47mm" svg:height="5.91m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Standard"><draw:frame draw:style-name="fr1" draw:name="Obiekt10" text:anchor-type="as-char" svg:width="18.77mm" svg:height="5.31m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><draw:line text:anchor-type="paragraph" draw:z-index="11" draw:style-name="gr2" draw:text-style-name="P3" svg:x1="93.01mm" svg:y1="2.8mm" svg:x2="148.57mm" svg:y2="2.8mm"><text:p/></draw:line><draw:frame text:anchor-type="paragraph" draw:z-index="12" draw:style-name="gr3" svg:width="10.86mm" svg:height="4.89mm" svg:x="144.87mm" svg:y="2.8mm"><draw:text-box><text:p>b</text:p></draw:text-box></draw:frame></text:p>
      <text:p text:style-name="Standard"><text:line-break/><text:span text:style-name="T1">Zadanie 3</text:span></text:p>
      <text:p text:style-name="Standard"><text:span text:style-name="T1"/></text:p>
      <text:p text:style-name="Standard"><text:span text:style-name="T2">Rozwiązać metodą dekompozycji dualnej (rozbijając na dwa podproblemy): </text:span><text:line-break/><draw:frame draw:style-name="fr1" draw:name="Obiekt3" text:anchor-type="as-char" svg:width="23.44mm" svg:height="5.91m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Standard">przy ograniczeniach:</text:p>
      <text:p text:style-name="Standard"><draw:frame draw:style-name="fr1" draw:name="Obiekt4" text:anchor-type="as-char" svg:width="18.71mm" svg:height="5.31m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<draw:frame draw:style-name="fr1" draw:name="Obiekt5" text:anchor-type="as-char" svg:width="11.45mm" svg:height="5.31m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Standard"><draw:frame draw:style-name="fr1" draw:name="Obiekt6" text:anchor-type="as-char" svg:width="11.52mm" svg:height="5.31m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Standard"/>
      <text:p text:style-name="Standard"/>
      <text:p text:style-name="P1">Zadanie 4</text:p>
      <text:p text:style-name="Standard"/>
      <text:p text:style-name="Standard">Napisać co to jest odstęp dualności</text:p>
      <text:p text:style-name="Standard"/>
      <text:p text:style-name="Standard"/>
      <text:p text:style-name="P1">Zadanie 5</text:p>
      <text:p text:style-name="Standard"/>
      <text:p text:style-name="Standard">Rozwiązać metodą wew. funkcji kary</text:p>
      <text:p text:style-name="Standard"><draw:frame draw:style-name="fr1" draw:name="Obiekt1" text:anchor-type="as-char" svg:width="26.28mm" svg:height="9.97m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>dla ograniczeń:</text:p>
      <text:p text:style-name="Standard"/>
      <text:p text:style-name="Standard"><draw:frame draw:style-name="fr1" draw:name="Obiekt2" text:anchor-type="as-char" svg:width="22.37mm" svg:height="5.31mm" draw:z-index="1"><draw:object xlink:href="./Object 2" xlink:type="simple" xlink:show="embed" xlink:actuate="onLoad"/><draw:image xlink:href="./ObjectReplacements/Object 2" xlink:type="simple" xlink:show="embed" xlink:actuate="onLoad"/></draw:frame>uwaga, nierówności były ostre !!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Lucidasans1" svg:font-family="Lucidasans"/>
    <style:font-face style:name="Times" svg:font-family="Times"/>
    <style:font-face style:name="Times New Roman" svg:font-family="'Times New Roman'" style:font-adornments="Normal" style:font-family-generic="roman" style:font-pitch="variable"/>
    <style:font-face style:name="AR PL ShanHeiSun Uni" svg:font-family="'AR PL ShanHeiSun Uni'" style:font-family-generic="system" style:font-pitch="variable"/>
    <style:font-face style:name="DejaVuSans" svg:font-family="DejaVuSans" style:font-family-generic="system" style:font-pitch="variable"/>
    <style:font-face style:name="Lucidasans" svg:font-family="Lucidasans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0mm" style:writing-mode="page"/>
      <style:text-properties style:use-window-font-color="true" style:font-name="Times" fo:font-size="12pt" fo:language="en" fo:country="US" style:letter-kerning="true" style:font-name-asian="DejaVu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4.23mm" fo:margin-bottom="2.12mm" fo:keep-with-next="always"/>
      <style:text-properties style:font-name="Helvetica" fo:font-size="14pt" style:font-name-asian="AR PL ShanHeiSun Uni" style:font-size-asian="14pt" style:font-name-complex="Lucida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/>
    </style:style>
    <style:style style:name="List" style:family="paragraph" style:parent-style-name="Text_20_body" style:class="list">
      <style:text-properties style:font-name="Times" style:font-size-asian="12pt" style:font-name-complex="Lucida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style:font-name="Times"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Lucidasans1"/>
    </style:style>
    <style:style style:name="Numbering_20_Symbols" style:display-name="Numbering Symbols" style:family="text"/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mm" fo:margin-left="2.01mm" fo:margin-right="2.01mm" style:vertical-pos="middle" style:vertical-rel="text"/>
    </style:style>
    <text:outline-style>
      <text:outline-level-style text:level="1" style:num-format="">
        <style:list-level-properties text:min-label-distance="3.81mm"/>
      </text:outline-level-style>
      <text:outline-level-style text:level="2" style:num-format="">
        <style:list-level-properties text:min-label-distance="3.81mm"/>
      </text:outline-level-style>
      <text:outline-level-style text:level="3" style:num-format="">
        <style:list-level-properties text:min-label-distance="3.81mm"/>
      </text:outline-level-style>
      <text:outline-level-style text:level="4" style:num-format="">
        <style:list-level-properties text:min-label-distance="3.81mm"/>
      </text:outline-level-style>
      <text:outline-level-style text:level="5" style:num-format="">
        <style:list-level-properties text:min-label-distance="3.81mm"/>
      </text:outline-level-style>
      <text:outline-level-style text:level="6" style:num-format="">
        <style:list-level-properties text:min-label-distance="3.81mm"/>
      </text:outline-level-style>
      <text:outline-level-style text:level="7" style:num-format="">
        <style:list-level-properties text:min-label-distance="3.81mm"/>
      </text:outline-level-style>
      <text:outline-level-style text:level="8" style:num-format="">
        <style:list-level-properties text:min-label-distance="3.81mm"/>
      </text:outline-level-style>
      <text:outline-level-style text:level="9" style:num-format="">
        <style:list-level-properties text:min-label-distance="3.81mm"/>
      </text:outline-level-style>
      <text:outline-level-style text:level="10" style:num-format="">
        <style:list-level-properties text:min-label-distance="3.81m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9.99mm" fo:page-height="296.99mm" style:num-format="1" style:print-orientation="portrait" fo:margin-top="20mm" fo:margin-bottom="20mm" fo:margin-left="20mm" fo:margin-right="20mm" style:writing-mode="lr-tb" style:layout-grid-color="#c0c0c0" style:layout-grid-lines="44" style:layout-grid-base-height="5.5mm" style:layout-grid-ruby-height="0mm" style:layout-grid-mode="none" style:layout-grid-ruby-below="false" style:layout-grid-print="true" style:layout-grid-display="true" style:layout-grid-base-width="3.7mm" style:layout-grid-snap-to-characters="true" style:layout-grid-square-mode="false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9-02-09T10:46:24</meta:creation-date>
    <dc:date>2009-02-09T11:08:26</dc:date>
    <meta:editing-cycles>1</meta:editing-cycles>
    <meta:editing-duration>PT6M12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10" meta:page-count="1" meta:paragraph-count="23" meta:word-count="99" meta:character-count="574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frac>
        <math:mn>1</math:mn>
        <math:mn>3</math:mn>
      </math:mfrac>
      <math:mrow>
        <math:msup>
          <math:mrow>
            <math:mo math:stretchy="false">(</math:mo>
            <math:mrow>
              <math:msub>
                <math:mi>x</math:mi>
                <math:mn>1</math:mn>
              </math:msub>
              <math:mo math:stretchy="false">−</math:mo>
              <math:mn>1</math:mn>
            </math:mrow>
            <math:mo math:stretchy="false">)</math:mo>
          </math:mrow>
          <math:mn>3</math:mn>
        </math:msup>
        <math:mo math:stretchy="false">+</math:mo>
        <math:msub>
          <math:mi>x</math:mi>
          <math:mn>2</math:mn>
        </math:msub>
      </math:mrow>
    </math:mrow>
    <math:annotation math:encoding="StarMath 5.0">1 over 3 (x sub{1}-1)^3 + x sub{2}</math:annotation>
  </math:semantics>
</math:math>
</file>

<file path=Object 10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n>1</math:mn>
        </math:msub>
        <math:mo math:stretchy="false">+</math:mo>
        <math:msub>
          <math:mi>x</math:mi>
          <math:mn>2</math:mn>
        </math:msub>
      </math:mrow>
      <math:mo math:stretchy="false">&lt;</math:mo>
      <math:mi>b</math:mi>
    </math:mrow>
    <math:annotation math:encoding="StarMath 5.0">x sub{1}+x sub{2}&lt;b</math:annotation>
  </math:semantics>
</math:math>
</file>

<file path=Object 2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n>1</math:mn>
        </math:msub>
        <math:mo math:stretchy="false">&gt;</math:mo>
        <math:mn>1,</math:mn>
      </math:mrow>
      <math:mrow>
        <math:msub>
          <math:mi>x</math:mi>
          <math:mn>2</math:mn>
        </math:msub>
        <math:mo math:stretchy="false">&gt;</math:mo>
        <math:mn>0</math:mn>
      </math:mrow>
    </math:mrow>
    <math:annotation math:encoding="StarMath 5.0">x sub{1}&gt;1, x sub{2}&gt;0</math:annotation>
  </math:semantics>
</math:math>
</file>

<file path=Object 3/content.xml><?xml version="1.0" encoding="utf-8"?>
<!DOCTYPE math  PUBLIC '-//OpenOffice.org//DTD Modified W3C MathML 1.01//EN'  'math.dtd'>
<math:math xmlns:math="http://www.w3.org/1998/Math/MathML">
  <math:semantics>
    <math:mrow>
      <math:mi math:fontstyle="italic">min</math:mi>
      <math:mrow>
        <math:mo math:stretchy="false">{</math:mo>
        <math:mrow>
          <math:msubsup>
            <math:mi>x</math:mi>
            <math:mn>1</math:mn>
            <math:mn>2</math:mn>
          </math:msubsup>
          <math:mo math:stretchy="false">+</math:mo>
          <math:msubsup>
            <math:mi>x</math:mi>
            <math:mn>2</math:mn>
            <math:mn>2</math:mn>
          </math:msubsup>
        </math:mrow>
        <math:mo math:stretchy="false">}</math:mo>
      </math:mrow>
    </math:mrow>
    <math:annotation math:encoding="StarMath 5.0">min lbrace x sub{1}^2 + x sub{2}^2 rbrace</math:annotation>
  </math:semantics>
</math:math>
</file>

<file path=Object 4/content.xml><?xml version="1.0" encoding="utf-8"?>
<!DOCTYPE math  PUBLIC '-//OpenOffice.org//DTD Modified W3C MathML 1.01//EN'  'math.dtd'>
<math:math xmlns:math="http://www.w3.org/1998/Math/MathML">
  <math:semantics>
    <math:mrow>
      <math:mrow>
        <math:msub>
          <math:mi>x</math:mi>
          <math:mn>1</math:mn>
        </math:msub>
        <math:mo math:stretchy="false">+</math:mo>
        <math:msub>
          <math:mi>x</math:mi>
          <math:mn>2</math:mn>
        </math:msub>
      </math:mrow>
      <math:mo math:stretchy="false">≥</math:mo>
      <math:mn>1</math:mn>
    </math:mrow>
    <math:annotation math:encoding="StarMath 5.0">x sub{1}+ x sub{2}&gt;=1</math:annotation>
  </math:semantics>
</math:math>
</file>

<file path=Object 5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1</math:mn>
      </math:msub>
      <math:mo math:stretchy="false">≥</math:mo>
      <math:mn>0</math:mn>
    </math:mrow>
    <math:annotation math:encoding="StarMath 5.0">x sub{1}&gt;=0</math:annotation>
  </math:semantics>
</math:math>
</file>

<file path=Object 6/content.xml><?xml version="1.0" encoding="utf-8"?>
<!DOCTYPE math  PUBLIC '-//OpenOffice.org//DTD Modified W3C MathML 1.01//EN'  'math.dtd'>
<math:math xmlns:math="http://www.w3.org/1998/Math/MathML">
  <math:semantics>
    <math:mrow>
      <math:msub>
        <math:mi>x</math:mi>
        <math:mn>2</math:mn>
      </math:msub>
      <math:mo math:stretchy="false">≥</math:mo>
      <math:mn>0</math:mn>
    </math:mrow>
    <math:annotation math:encoding="StarMath 5.0">x sub{2}&gt;=0</math:annotation>
  </math:semantics>
</math:math>
</file>

<file path=Object 7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row>
            <math:msup>
              <math:mrow>
                <math:mo math:stretchy="false">(</math:mo>
                <math:mrow>
                  <math:mi>x</math:mi>
                  <math:mo math:stretchy="false">−</math:mo>
                  <math:mn>5</math:mn>
                </math:mrow>
                <math:mo math:stretchy="false">)</math:mo>
              </math:mrow>
              <math:mn>2</math:mn>
            </math:msup>
            <math:mo math:stretchy="false">+</math:mo>
            <math:msup>
              <math:mrow>
                <math:mo math:stretchy="false">(</math:mo>
                <math:mrow>
                  <math:mi>y</math:mi>
                  <math:mo math:stretchy="false">−</math:mo>
                  <math:mn>1</math:mn>
                </math:mrow>
                <math:mo math:stretchy="false">)</math:mo>
              </math:mrow>
              <math:mn>2</math:mn>
            </math:msup>
          </math:mrow>
          <math:mo math:stretchy="false">+</math:mo>
          <math:mi math:fontstyle="italic">xy</math:mi>
        </math:mrow>
      </math:mrow>
    </math:mrow>
    <math:annotation math:encoding="StarMath 5.0">F(x)=(x-5)^2+(y-1)^2+xy</math:annotation>
  </math:semantics>
</math:math>
</file>

<file path=Object 8/content.xml><?xml version="1.0" encoding="utf-8"?>
<!DOCTYPE math  PUBLIC '-//OpenOffice.org//DTD Modified W3C MathML 1.01//EN'  'math.dtd'>
<math:math xmlns:math="http://www.w3.org/1998/Math/MathML">
  <math:semantics>
    <math:mrow>
      <math:mrow>
        <math:mi>x</math:mi>
        <math:mo math:stretchy="false">+</math:mo>
        <math:mi>y</math:mi>
      </math:mrow>
      <math:mo math:stretchy="false">≤</math:mo>
      <math:mn>2</math:mn>
    </math:mrow>
    <math:annotation math:encoding="StarMath 5.0">x+y&lt;=2</math:annotation>
  </math:semantics>
</math:math>
</file>

<file path=Object 9/content.xml><?xml version="1.0" encoding="utf-8"?>
<!DOCTYPE math  PUBLIC '-//OpenOffice.org//DTD Modified W3C MathML 1.01//EN'  'math.dtd'>
<math:math xmlns:math="http://www.w3.org/1998/Math/MathML">
  <math:semantics>
    <math:mrow>
      <math:mi>F</math:mi>
      <math:mrow>
        <math:mrow>
          <math:mo math:stretchy="false">(</math:mo>
          <math:mi>x</math:mi>
          <math:mo math:stretchy="false">)</math:mo>
        </math:mrow>
        <math:mo math:stretchy="false">=</math:mo>
        <math:mrow>
          <math:mrow>
            <math:mrow>
              <math:mn>50</math:mn>
              <math:mo math:stretchy="false">−</math:mo>
              <math:msup>
                <math:mrow>
                  <math:mo math:stretchy="false">(</math:mo>
                  <math:mrow>
                    <math:msub>
                      <math:mi>x</math:mi>
                      <math:mn>1</math:mn>
                    </math:msub>
                    <math:mo math:stretchy="false">−</math:mo>
                    <math:mn>2</math:mn>
                  </math:mrow>
                  <math:mo math:stretchy="false">)</math:mo>
                </math:mrow>
                <math:mn>2</math:mn>
              </math:msup>
            </math:mrow>
            <math:mo math:stretchy="false">+</math:mo>
            <math:mn>50</math:mn>
          </math:mrow>
          <math:mo math:stretchy="false">−</math:mo>
          <math:msup>
            <math:mrow>
              <math:mo math:stretchy="false">(</math:mo>
              <math:mrow>
                <math:msub>
                  <math:mi>x</math:mi>
                  <math:mn>2</math:mn>
                </math:msub>
                <math:mo math:stretchy="false">−</math:mo>
                <math:mn>2</math:mn>
              </math:mrow>
              <math:mo math:stretchy="false">)</math:mo>
            </math:mrow>
            <math:mn>2</math:mn>
          </math:msup>
        </math:mrow>
      </math:mrow>
    </math:mrow>
    <math:annotation math:encoding="StarMath 5.0">F(x)=50-(x sub{1}-2)^2+50-(x sub{2}-2)^2</math:annotation>
  </math:semantics>
</math:math>
</file>